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95714461448273630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801233820245789884"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79933479288822869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703705843466620475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436045038124172007"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220795942427878769"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82889752381073446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68739044017486760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377703" text:continue-list="list382889752381073446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93840946991096165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9885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8324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373078"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397160"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401309"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62874438467269380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49077311033181125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3818316353620745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97943"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8585688311091394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78386032696576955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63210165318361817" text:style-name="L15">
        <text:list-item>
          <text:list>
            <text:list-header>
              <text:p text:style-name="P182">1.5 miles averaging about 9:40/mile and rest 1 min</text:p>
            </text:list-header>
          </text:list>
        </text:list-item>
      </text:list>
      <text:p text:style-name="P24">1 mile in 8:26 and rest 2 min</text:p>
      <text:list xml:id="list734206194420410578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36769996463078928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71097"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217495720467871466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54051282966248211"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61704457324250926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380263" text:continue-list="list754051282966248211" text:style-name="L19">
        <text:list-item>
          <text:list>
            <text:list-header>
              <text:p text:style-name="P186">(Pace*HR)=1240</text:p>
            </text:list-header>
          </text:list>
        </text:list-item>
      </text:list>
      <text:list xml:id="list36378104" text:continue-list="list2174957204678714666" text:style-name="L18">
        <text:list-item>
          <text:list>
            <text:list-header>
              <text:p text:style-name="P185">2 miles at 10:46/mile Ave HR= 121 bpm and rest a few minutes</text:p>
            </text:list-header>
          </text:list>
        </text:list-item>
      </text:list>
      <text:list xml:id="list36400070" text:continue-list="list36380263"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390029"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92323874084160188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43567332650112768"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841003804332683277"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798003461993035354"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60922794145645919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89703010291849392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38801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95672"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84010816468951289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800830321696492608"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97692314386452390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42002317426435693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73976360421318318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929217061983246347" text:style-name="L32">
        <text:list-item>
          <text:list>
            <text:list-header>
              <text:p text:style-name="P196">0.25 miles in 2:54</text:p>
              <text:p text:style-name="P196">1 mile in 9:21 going faster as I ran and ending at around 8:30 pace</text:p>
            </text:list-header>
          </text:list>
        </text:list-item>
      </text:list>
      <text:list xml:id="list233336810680934364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75572916109952109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393964993670816612"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9666111631117648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pan text:style-name="T2">3 miles</text:span> on the Wise center indoor track. </text:p>
      <text:p text:style-name="P10">Run: <text:span text:style-name="T3">3 miles in 30:48, Ave pace: 10:16, Splits: 10:43, 10:09, 9:56, Ave HR: 133 bpm</text:span></text:p>
      <text:p text:style-name="P10"><text:span text:style-name="T3">After resting a few munutes I used 8 weight machines for upper body and legs.</text:span></text:p>
      <text:p text:style-name="P10"><text:span text:style-name="T3"/></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82902070963940952"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5T16:13:03.13</dc:date>
    <dc:creator>James Lombardi</dc:creator>
    <meta:editing-duration>P27DT8H21M27S</meta:editing-duration>
    <meta:editing-cycles>2034</meta:editing-cycles>
    <meta:generator>OpenOffice/4.1.2$Win32 OpenOffice.org_project/412m3$Build-9782</meta:generator>
    <meta:document-statistic meta:table-count="0" meta:image-count="9" meta:object-count="0" meta:page-count="202" meta:paragraph-count="5863" meta:word-count="63500" meta:character-count="325370"/>
  </office:meta>
</office:document-meta>
</file>